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2269" officeooo:paragraph-rsid="000d2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MicroTCP 2.0,<text:line-break/><text:line-break/>1) Client authentication</text:p>
      <text:p text:style-name="P1">2) Secure connection</text:p>
      <text:p text:style-name="P1">3) Keep-alive mechanism (close connection if X time of inactivity occurs)<text:line-break/>4) MicroTCP subsystem: Sender gives its segment to sending subsystem, While the receiver pulls segments from the receiving subsystem. Sender and Receiver is decoupled from there subsystems. Meaning subsystems continue to run/monitor the connection without the need of calling microtcp_send and microtcp_receive like in MicroTCP 1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02:51:02.308341721</meta:creation-date>
    <dc:date>2025-02-01T02:54:00.116963061</dc:date>
    <meta:editing-duration>PT2M5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66" meta:character-count="468" meta:non-whitespace-character-count="404"/>
  </office:meta>
</office:document-meta>
</file>